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1ff8bf" officeooo:paragraph-rsid="001ff8bf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1">
      <style:text-properties officeooo:rsid="0014f54d" officeooo:paragraph-rsid="0014f54d"/>
    </style:style>
    <style:style style:name="P24" style:family="paragraph" style:parent-style-name="Heading_20_1">
      <style:paragraph-properties fo:break-before="page"/>
      <style:text-properties officeooo:rsid="00111039" officeooo:paragraph-rsid="00111039"/>
    </style:style>
    <style:style style:name="P25" style:family="paragraph" style:parent-style-name="Heading_20_1">
      <style:paragraph-properties fo:break-before="page"/>
      <style:text-properties officeooo:rsid="00123908" officeooo:paragraph-rsid="00123908"/>
    </style:style>
    <style:style style:name="P26" style:family="paragraph" style:parent-style-name="Heading_20_1">
      <style:paragraph-properties fo:break-before="page"/>
      <style:text-properties officeooo:rsid="001288b0" officeooo:paragraph-rsid="001288b0"/>
    </style:style>
    <style:style style:name="P27" style:family="paragraph" style:parent-style-name="Heading_20_1">
      <style:paragraph-properties fo:break-before="page"/>
      <style:text-properties officeooo:rsid="0013552a" officeooo:paragraph-rsid="0013552a"/>
    </style:style>
    <style:style style:name="P28" style:family="paragraph" style:parent-style-name="Heading_20_2">
      <style:text-properties officeooo:rsid="0011d860" officeooo:paragraph-rsid="0011d860"/>
    </style:style>
    <style:style style:name="P29" style:family="paragraph" style:parent-style-name="Heading_20_2">
      <style:text-properties officeooo:rsid="00123908" officeooo:paragraph-rsid="00123908"/>
    </style:style>
    <style:style style:name="P30" style:family="paragraph" style:parent-style-name="Heading_20_2">
      <style:text-properties officeooo:rsid="001288b0" officeooo:paragraph-rsid="001288b0"/>
    </style:style>
    <style:style style:name="P31" style:family="paragraph" style:parent-style-name="Heading_20_2">
      <style:text-properties officeooo:rsid="0013552a" officeooo:paragraph-rsid="0013552a"/>
    </style:style>
    <style:style style:name="P32" style:family="paragraph" style:parent-style-name="Heading_20_2">
      <style:text-properties officeooo:rsid="0012faf6" officeooo:paragraph-rsid="0013552a"/>
    </style:style>
    <style:style style:name="P33" style:family="paragraph" style:parent-style-name="Heading_20_2">
      <style:text-properties officeooo:rsid="0012faf6" officeooo:paragraph-rsid="0012faf6"/>
    </style:style>
    <style:style style:name="P34" style:family="paragraph" style:parent-style-name="Standard" style:list-style-name="L1">
      <style:text-properties officeooo:rsid="00111039" officeooo:paragraph-rsid="00111039"/>
    </style:style>
    <style:style style:name="P35" style:family="paragraph" style:parent-style-name="Standard" style:list-style-name="L1">
      <style:text-properties officeooo:rsid="00167a61" officeooo:paragraph-rsid="00167a61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 style:list-style-name="L2">
      <style:text-properties officeooo:paragraph-rsid="0011d860"/>
    </style:style>
    <style:style style:name="P39" style:family="paragraph" style:parent-style-name="Text_20_body" style:list-style-name="L3">
      <style:text-properties officeooo:paragraph-rsid="0011d860"/>
    </style:style>
    <style:style style:name="P40" style:family="paragraph" style:parent-style-name="Text_20_body" style:list-style-name="L4">
      <style:text-properties officeooo:rsid="001d6511" officeooo:paragraph-rsid="001d6511"/>
    </style:style>
    <style:style style:name="P41" style:family="paragraph" style:parent-style-name="Text_20_body" style:list-style-name="L4">
      <style:text-properties officeooo:rsid="001e34a4" officeooo:paragraph-rsid="001e34a4"/>
    </style:style>
    <style:style style:name="P42" style:family="paragraph" style:parent-style-name="Text_20_body" style:list-style-name="L5">
      <style:text-properties officeooo:paragraph-rsid="001288b0"/>
    </style:style>
    <style:style style:name="P43" style:family="paragraph" style:parent-style-name="Text_20_body" style:list-style-name="L6">
      <style:text-properties officeooo:rsid="0013552a" officeooo:paragraph-rsid="0013552a"/>
    </style:style>
    <style:style style:name="P44" style:family="paragraph" style:parent-style-name="Text_20_body" style:list-style-name="L7">
      <style:text-properties officeooo:rsid="0014f54d" officeooo:paragraph-rsid="0014f54d"/>
    </style:style>
    <style:style style:name="P45" style:family="paragraph" style:parent-style-name="Text_20_body">
      <style:text-properties officeooo:rsid="002a636d" officeooo:paragraph-rsid="002a636d"/>
    </style:style>
    <style:style style:name="P46" style:family="paragraph" style:parent-style-name="Text_20_body">
      <style:text-properties officeooo:paragraph-rsid="002a636d"/>
    </style:style>
    <style:style style:name="P47" style:family="paragraph" style:parent-style-name="Text_20_body">
      <style:text-properties officeooo:rsid="00123908" officeooo:paragraph-rsid="00123908"/>
    </style:style>
    <style:style style:name="P48" style:family="paragraph" style:parent-style-name="Text_20_body" style:list-style-name="L4">
      <style:text-properties officeooo:rsid="002c7da6" officeooo:paragraph-rsid="002c7da6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c7da6"/>
    </style:style>
    <style:style style:name="T12" style:family="text">
      <style:text-properties officeooo:rsid="002d6a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1185675883" text:style-name="L1">
        <text:list-item>
          <text:p text:style-name="P34"><text:span text:style-name="T6">Szymon</text:span>, <text:span text:style-name="T6">Szymajda</text:span>, <text:span text:style-name="T6">210339</text:span></text:p>
        </text:list-item>
        <text:list-item>
          <text:p text:style-name="P35">Zbigniew, Nowacki, 210284</text:p>
        </text:list-item>
        <text:list-item>
          <text:p text:style-name="P35">Oleksandr, Dubenko, 211651</text:p>
        </text:list-item>
        <text:list-item>
          <text:p text:style-name="P35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24" text:outline-level="1"><text:bookmark-start text:name="__RefHeading___Toc108_3699051073"/>Analiza problemu<text:bookmark-end text:name="__RefHeading___Toc108_3699051073"/></text:h>
      <text:h text:style-name="P28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1723986458" text:style-name="L2">
        <text:list-item>
          <text:p text:style-name="P38">firma nie posiada swojej infrastruktury i zamierza korzystać z rozwiązań chmurowych</text:p>
        </text:list-item>
        <text:list-item>
          <text:p text:style-name="P38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38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38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38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873224520" text:style-name="L3">
        <text:list-item>
          <text:p text:style-name="P39">system sprzedażowy i chce zapisywać wszystkie operacje wykonywane na towar<text:span text:style-name="T7">a</text:span>ch ze wszystkich swoich oddziałów na świecie</text:p>
        </text:list-item>
        <text:list-item>
          <text:p text:style-name="P39">system zakładów bookmacherskich, gdzie konieczne jest zbieranie i analiza danych/statystyk meczów z całego świata</text:p>
        </text:list-item>
        <text:list-item>
          <text:p text:style-name="P39">system zbierający i analizujący dane z urządzeń typu IoT, np. czujników monitorujących stan montowanych w pojazdach ciężarowych, osobowych, maszynach przemysłowych itd.</text:p>
        </text:list-item>
        <text:list-item>
          <text:p text:style-name="P39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28" text:outline-level="2"><text:bookmark-start text:name="__RefHeading___Toc112_3699051073"/>Opis dużego zbioru danych testowych<text:bookmark-end text:name="__RefHeading___Toc112_3699051073"/></text:h>
      <text:p text:style-name="P47">Źródło danych, opis struktur danych.</text:p>
      <text:p text:style-name="P45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46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28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1990187082" text:style-name="L4">
        <text:list-item>
          <text:p text:style-name="P40">MongoDB</text:p>
        </text:list-item>
        <text:list-item>
          <text:p text:style-name="P40">Cassandra</text:p>
        </text:list-item>
        <text:list-item>
          <text:p text:style-name="P48">HBase</text:p>
        </text:list-item>
        <text:list-item>
          <text:p text:style-name="P41">Neo4j?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MongoDB</text:p>
          </table:table-cell>
          <table:table-cell table:style-name="Tabela1.A1" office:value-type="string">
            <text:p text:style-name="P14">Cassandra</text:p>
          </table:table-cell>
          <table:table-cell table:style-name="Tabela1.A1" office:value-type="string">
            <text:p text:style-name="P36">HBase</text:p>
          </table:table-cell>
          <table:table-cell table:style-name="Tabela1.E1" office:value-type="string">
            <text:p text:style-name="P14">Neo4j</text:p>
          </table:table-cell>
        </table:table-row>
        <table:table-row>
          <table:table-cell table:style-name="Tabela1.A2" office:value-type="string">
            <text:p text:style-name="P15">Chmura?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5">Możliwość pracy w klastrze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5">Dostępność w razie awarii</text:p>
          </table:table-cell>
          <table:table-cell table:style-name="Tabela1.A2" office:value-type="string">
            <text:p text:style-name="P19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0">Model „multiple master” zapewnia odporność na awarię pojedynczych węzłów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6">Przystosowanie do dużej ilości zapisów</text:p>
          </table:table-cell>
          <table:table-cell table:style-name="Tabela1.A2" office:value-type="string">
            <text:p text:style-name="P21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1">Zapisy może przyjmować którykolwiek z serwerów, a im jest ich więcej tym więcej zapisów może obsłużyć</text:p>
          </table:table-cell>
          <table:table-cell table:style-name="Tabela1.A2" office:value-type="string">
            <text:p text:style-name="P37">Podobnie jak Cassandra, ale tutaj log i cache nie są zapisywane jednocześnie, co czyni zapis <text:span text:style-name="T12">wolniejszym.</text:span></text:p>
          </table:table-cell>
          <table:table-cell table:style-name="Tabela1.E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7">Możliwość rozbudowy? (że umieścić bazy w kilku centrach)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22">Każdy węzeł jest identyczny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8">Skalowalność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</table:table>
      <text:p text:style-name="P6"/>
      <text:p text:style-name="P6">Uzasadnienie wyboru systemu baz danych</text:p>
      <text:p text:style-name="P12"><text:soft-page-break/>Cassandra, bo powody.</text:p>
      <text:h text:style-name="P25" text:outline-level="1"><text:bookmark-start text:name="__RefHeading___Toc116_3699051073"/>Prototyp<text:bookmark-end text:name="__RefHeading___Toc116_3699051073"/></text:h>
      <text:h text:style-name="P29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1752887277" text:style-name="L5">
        <text:list-item>
          <text:p text:style-name="P42">Dokładny opis metod RESTful API wymaganych do działania systemu </text:p>
        </text:list-item>
        <text:list-item>
          <text:p text:style-name="P42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30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30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26" text:outline-level="1"><text:bookmark-start text:name="__RefHeading___Toc124_3699051073"/>Skalowanie rozwiązania<text:bookmark-end text:name="__RefHeading___Toc124_3699051073"/></text:h>
      <text:h text:style-name="P30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31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32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33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27" text:outline-level="1"><text:bookmark-start text:name="__RefHeading___Toc134_3699051073"/>Rozproszenie geograficzne<text:bookmark-end text:name="__RefHeading___Toc134_3699051073"/></text:h>
      <text:h text:style-name="P31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31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4018610803" text:style-name="L6">
        <text:list-item>
          <text:p text:style-name="P43">klaster bazodanowy był rozdystrybuowany na dwa centra danych</text:p>
        </text:list-item>
        <text:list-item>
          <text:p text:style-name="P43">centra danych zapewniały spójność i zgodność danych</text:p>
        </text:list-item>
        <text:list-item>
          <text:p text:style-name="P43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31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27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23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23" text:outline-level="1"><text:bookmark-start text:name="__RefHeading___Toc146_3699051073"/>Uwagi<text:bookmark-end text:name="__RefHeading___Toc146_3699051073"/></text:h>
      <text:list xml:id="list109458525" text:style-name="L7">
        <text:list-item>
          <text:p text:style-name="P44">Pod rysunkami i listingami w sprawozdaniu umieść numerowane podpisy</text:p>
        </text:list-item>
        <text:list-item>
          <text:p text:style-name="P44">W treści pracy stosuj dodawanie referencji do numerowanych elementów, nie pisz poniżej/powyżej, w kolejnym rozdziale itd.</text:p>
        </text:list-item>
        <text:list-item>
          <text:p text:style-name="P44">W treści pracy umieść referencje do literatury z której korzystasz np. przy analizie systemów baz danych</text:p>
        </text:list-item>
        <text:list-item>
          <text:p text:style-name="P44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08T18:36:46.588000000</dc:date>
    <meta:editing-duration>PT1H27M14S</meta:editing-duration>
    <meta:editing-cycles>20</meta:editing-cycles>
    <meta:generator>LibreOffice/6.2.0.3$Windows_X86_64 LibreOffice_project/98c6a8a1c6c7b144ce3cc729e34964b47ce25d62</meta:generator>
    <meta:document-statistic meta:table-count="1" meta:image-count="0" meta:object-count="0" meta:page-count="9" meta:paragraph-count="128" meta:word-count="1262" meta:character-count="8894" meta:non-whitespace-character-count="7802"/>
  </office:meta>
</office:document-meta>
</file>